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Times" fo:font-size="10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EETHOVEN</text:p>
      <text:p text:style-name="P1">For Speed &amp; Rasta</text:p>
      <text:p text:style-name="P1">java -jar '/home/crankin/Desktop/Beethoven_v2.jar' '/home/crankin/Desktop/Chore_1.3.0.r1035.jar' -p 0.027 -s 0.1 -t 20 -M 2 --shadowless -S -N all -o nNss*b12 --plugin Reoutline::exp --plugin Respine </text:p>
      <text:p text:style-name="P1"/>
      <text:p text:style-name="P1">For most measures</text:p>
      <text:p text:style-name="P1">java -jar '/home/crankin/Desktop/Beethoven_v2.jar' '/home/crankin/Desktop/Chore_1.3.0.r1035.jar' -p 0.027 -s 0.1 -t 20 -M 2 --shadowless -S -N all -o nNpp*ee*ss*SS*ll*ww*WW*aa*mm*MM*kk*bPP*cc*dd*1 --plugin Reoutline::exp --plugin Respine </text:p>
      <text:p text:style-name="P1"/>
      <text:p text:style-name="P1">want:</text:p>
      <text:p text:style-name="P1">nNpesSlwWamMkbPcd</text:p>
      <text:p text:style-name="P1"/>
      <text:p text:style-name="P1">code</text:p>
      <text:p text:style-name="P1">nNpp*ee*ss*SS*ll*ww*WW*aa*mm*MM*kk*bPP*cc*dd*1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9</meta:generator>
    <meta:initial-creator>Catharine Rankin</meta:initial-creator>
  </office:meta>
</office:document-meta>
</file>